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181cd" officeooo:paragraph-rsid="004181cd"/>
    </style:style>
    <style:style style:name="P2" style:family="paragraph" style:parent-style-name="Heading_20_3">
      <style:paragraph-properties fo:margin-top="0.199cm" fo:margin-bottom="0.199cm" loext:contextual-spacing="false"/>
    </style:style>
    <style:style style:name="P3" style:family="paragraph" style:parent-style-name="Heading_20_3">
      <style:paragraph-properties fo:margin-top="0.101cm" fo:margin-bottom="0.101cm" loext:contextual-spacing="false"/>
      <style:text-properties officeooo:rsid="004181cd" officeooo:paragraph-rsid="004181cd"/>
    </style:style>
    <style:style style:name="P4" style:family="paragraph" style:parent-style-name="Heading_20_3">
      <style:paragraph-properties fo:margin-top="0.25cm" fo:margin-bottom="0cm" loext:contextual-spacing="false"/>
    </style:style>
    <style:style style:name="P5" style:family="paragraph" style:parent-style-name="Heading_20_1" style:master-page-name="Right_20_Page">
      <style:paragraph-properties fo:margin-top="0.3cm" fo:margin-bottom="0.199cm" loext:contextual-spacing="false" style:page-number="auto"/>
      <style:text-properties officeooo:rsid="004181cd" officeooo:paragraph-rsid="004181cd"/>
    </style:style>
    <style:style style:name="T1" style:family="text">
      <style:text-properties officeooo:rsid="00347d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et It Be</text:h>
      <text:p text:style-name="Heading_20_2">(<text:span text:style-name="T1">The Beatles</text:span>)</text:p>
      <text:p text:style-name="P3">[INTRO]</text:p>
      <text:p text:style-name="P1">Em D C G D C G Am7 G</text:p>
      <text:p text:style-name="Heading_20_3">[VERSE 1]</text:p>
      <text:p text:style-name="P1"><text:s text:c="7"/>G <text:s text:c="13"/>D <text:s text:c="15"/></text:p>
      <text:p text:style-name="P1">When I find myself in times of trouble </text:p>
      <text:p text:style-name="P1">Em <text:s text:c="9"/>C</text:p>
      <text:p text:style-name="P1">Mother Mary comes to me</text:p>
      <text:p text:style-name="P1">G <text:s text:c="18"/>D <text:s text:c="11"/>C <text:s text:c="2"/>G Am7 G</text:p>
      <text:p text:style-name="P1">Speaking words of wisdom, let it be</text:p>
      <text:p text:style-name="P1"><text:s text:c="21"/>D <text:s text:c="11"/></text:p>
      <text:p text:style-name="P1">And in my hour of darkness she is </text:p>
      <text:p text:style-name="P1">Em <text:s text:c="18"/>C</text:p>
      <text:p text:style-name="P1">standing right in front of me</text:p>
      <text:p text:style-name="P1">G <text:s text:c="18"/>D <text:s text:c="12"/>C <text:s text:c="2"/>G Am7 G</text:p>
      <text:p text:style-name="P1">Speaking words of wisdom, let it be</text:p>
      <text:p text:style-name="P2">[CHORUS]</text:p>
      <text:p text:style-name="P1"><text:s text:c="7"/>Em <text:s text:c="8"/>D <text:s text:c="12"/>C <text:s text:c="7"/>G</text:p>
      <text:p text:style-name="P1">Let it be, let it be, let it be, let it be</text:p>
      <text:p text:style-name="P1">G <text:s text:c="16"/>D <text:s text:c="13"/>C <text:s text:c="2"/>G Am7 G</text:p>
      <text:p text:style-name="P1">Whisper words of wisdom, let it be</text:p>
      <text:p text:style-name="P4">[VERSE 2]</text:p>
      <text:p text:style-name="P1"><text:s text:c="4"/>G <text:s text:c="14"/>D <text:s text:c="13"/></text:p>
      <text:p text:style-name="P1">And when the broken hearted people </text:p>
      <text:p text:style-name="P1">Em <text:s text:c="11"/>C</text:p>
      <text:p text:style-name="P1">living in the world agree</text:p>
      <text:p text:style-name="P1">G <text:s text:c="17"/>D <text:s text:c="11"/>C <text:s/>G Am7 G</text:p>
      <text:p text:style-name="P1">There will be an answer, let it be</text:p>
      <text:p text:style-name="P1">G <text:s text:c="21"/>D <text:s text:c="14"/></text:p>
      <text:p text:style-name="P1">For though they may be parted there is </text:p>
      <text:p text:style-name="P1">Em <text:s text:c="17"/>C</text:p>
      <text:p text:style-name="P1">still a chance that they will see</text:p>
      <text:p text:style-name="P1">G <text:s text:c="17"/>D <text:s text:c="11"/>C <text:s text:c="2"/>G Am7 G</text:p>
      <text:p text:style-name="P1">There will be an answer, let it be</text:p>
      <text:p text:style-name="P4"><text:soft-page-break/>[CHORUS]</text:p>
      <text:p text:style-name="P1"><text:s text:c="7"/>Em <text:s text:c="8"/>D <text:s text:c="11"/>C <text:s text:c="8"/>G</text:p>
      <text:p text:style-name="P1">Let it be, let it be, let it be, let it be</text:p>
      <text:p text:style-name="P1">G <text:s text:c="17"/>D <text:s text:c="11"/>C <text:s text:c="2"/>G Am7 G</text:p>
      <text:p text:style-name="P1">There will be an answer, let it be</text:p>
      <text:p text:style-name="P1"><text:s text:c="7"/>Em <text:s text:c="8"/>D <text:s text:c="11"/>C <text:s text:c="8"/>G</text:p>
      <text:p text:style-name="P1">Let it be, let it be, let it be, let it be</text:p>
      <text:p text:style-name="P1">G <text:s text:c="18"/>D <text:s text:c="10"/>C <text:s text:c="3"/>G Am7 G</text:p>
      <text:p text:style-name="P1">Whisper words of wisdom, let it be</text:p>
      <text:p text:style-name="P4">[VERSE 3]</text:p>
      <text:p text:style-name="P1"><text:s text:c="4"/>G <text:s text:c="16"/>D <text:s text:c="14"/></text:p>
      <text:p text:style-name="P1">And when the night is cloudy there is </text:p>
      <text:p text:style-name="P1">Em <text:s text:c="16"/>C</text:p>
      <text:p text:style-name="P1">still a light that shines on me</text:p>
      <text:p text:style-name="P1">G <text:s text:c="13"/>D <text:s text:c="12"/>C <text:s text:c="2"/>G Am7 G</text:p>
      <text:p text:style-name="P1">Shine until tomorrow, let it be</text:p>
      <text:p text:style-name="P1"><text:s text:c="2"/>G <text:s text:c="13"/>D <text:s text:c="14"/></text:p>
      <text:p text:style-name="P1">I wake up to the sound of music, </text:p>
      <text:p text:style-name="P1">Em <text:s text:c="9"/>C</text:p>
      <text:p text:style-name="P1">Mother Mary comes to me</text:p>
      <text:p text:style-name="P1">G <text:s text:c="18"/>D <text:s text:c="11"/>C <text:s text:c="3"/>G Am7 G</text:p>
      <text:p text:style-name="P1">Speaking words of wisdom, let it be</text:p>
      <text:p text:style-name="P4">[CHORUS]</text:p>
      <text:p text:style-name="P1"><text:s text:c="7"/>Em <text:s text:c="8"/>D <text:s text:c="11"/>C <text:s text:c="7"/>G</text:p>
      <text:p text:style-name="P1">Let it be, let it be, let it be, let it be</text:p>
      <text:p text:style-name="P1">G <text:s text:c="17"/>D <text:s text:c="11"/>C <text:s text:c="2"/>G Am7 G</text:p>
      <text:p text:style-name="P1">There will be an answer, let it be</text:p>
      <text:p text:style-name="P1"><text:s text:c="7"/>Em <text:s text:c="8"/>D <text:s text:c="11"/>C <text:s text:c="7"/>G</text:p>
      <text:p text:style-name="P1">Let it be, let it be, let it be, let it be</text:p>
      <text:p text:style-name="P1">G <text:s text:c="17"/>D <text:s text:c="11"/>C <text:s text:c="3"/>G Am7 G</text:p>
      <text:p text:style-name="P1">There will be an answer, let it be</text:p>
      <text:p text:style-name="P1"><text:s text:c="7"/>Em <text:s text:c="8"/>D <text:s text:c="11"/>C <text:s text:c="7"/>G</text:p>
      <text:p text:style-name="P1">Let it be, let it be, let it be, let it be</text:p>
      <text:p text:style-name="P1">G <text:s text:c="18"/>D <text:s text:c="10"/>C <text:s text:c="3"/>G Am7 G</text:p>
      <text:p text:style-name="P1">Whisper words of wisdom, let it be</text:p>
      <text:p text:style-name="Heading_20_3">[OUTRO]</text:p>
      <text:p text:style-name="P1">C G D C 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57M30S</meta:editing-duration>
    <meta:editing-cycles>50</meta:editing-cycles>
    <meta:generator>LibreOffice/6.0.1.1$MacOSX_X86_64 LibreOffice_project/60bfb1526849283ce2491346ed2aa51c465abfe6</meta:generator>
    <dc:title>Lyrics + Chords</dc:title>
    <dc:date>2018-02-19T13:12:37.498546202</dc:date>
    <meta:print-date>2017-04-03T12:23:29.985893000</meta:print-date>
    <meta:document-statistic meta:table-count="0" meta:image-count="0" meta:object-count="0" meta:page-count="2" meta:paragraph-count="72" meta:word-count="390" meta:character-count="2250" meta:non-whitespace-character-count="107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